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ourier" svg:font-family="Courier, 'Courier New'" style:font-family-generic="modern" style:font-pitch="fixed"/>
    <style:font-face style:name="Courier New" svg:font-family="'Courier New'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draw:stroke-dash="Dot_20__28_Rounded_29_" svg:stroke-linecap="square" draw:opacity="100%" draw:textarea-vertical-align="middle" loext:decorative="false"/>
    </style:style>
    <style:style style:name="gr3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marker-end="Concave" draw:marker-end-width="0.2cm" draw:textarea-vertical-align="top" loext:decorative="false"/>
      <style:paragraph-properties style:writing-mode="lr-tb"/>
    </style:style>
    <style:style style:name="gr13" style:family="graphic" style:parent-style-name="standard">
      <style:graphic-properties draw:textarea-vertical-align="middle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>
      <style:graphic-properties draw:marker-end="Arrowheads_20_2" draw:marker-end-width="0.2cm" svg:stroke-opacity="100%" draw:textarea-vertical-align="middle" loext:decorative="false"/>
    </style:style>
    <style:style style:name="gr17" style:family="graphic" style:parent-style-name="standard">
      <style:graphic-properties draw:textarea-vertical-align="top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>
      <style:graphic-properties draw:textarea-vertical-align="bottom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draw:marker-end="" draw:marker-end-width="0.141cm" draw:textarea-vertical-align="middle" loext:decorative="false"/>
    </style:style>
    <style:style style:name="gr29" style:family="graphic" style:parent-style-name="standard">
      <style:graphic-properties draw:stroke="none" draw:fill-color="#ffffff" draw:opacity="1%" draw:textarea-horizontal-align="justify" draw:textarea-vertical-align="middle" draw:auto-grow-height="false" fo:min-height="0.25cm" fo:min-width="0cm" loext:decorative="false"/>
    </style:style>
    <style:style style:name="gr30" style:family="graphic" style:parent-style-name="standard">
      <style:graphic-properties draw:marker-end="Concave" draw:marker-end-width="0.2cm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opacity="100%"/>
      <style:paragraph-properties fo:text-align="center"/>
      <style:text-properties style:font-name="Courier1" fo:font-size="8pt" fo:letter-spacing="-0.01cm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6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6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style:font-name="Courier1" fo:font-size="8pt" fo:letter-spacing="-0.01cm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Courier1" fo:font-size="8pt" fo:letter-spacing="-0.01cm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6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6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style:font-name="Courier1" fo:font-size="8pt" fo:letter-spacing="-0.01cm"/>
    </style:style>
    <style:style style:name="P18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42cm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42cm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style:font-name="Courier1" fo:font-size="8pt" fo:letter-spacing="-0.01cm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28" style:family="paragraph">
      <loext:graphic-properties draw:fill-color="#ffffff" draw:opacity="1%"/>
      <style:paragraph-properties fo:text-align="center"/>
    </style:style>
    <style:style style:name="P2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22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6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3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06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26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6cm" fo:language="en" fo:country="GB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Mangal" style:font-size-complex="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6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24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24cm" fo:language="en" fo:country="GB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42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42cm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8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rocess 2" draw:style-name="gr1" draw:text-style-name="P2" xml:id="id2" draw:id="id2" draw:layer="layout" svg:width="3cm" svg:height="2cm" svg:x="3.5cm" svg:y="3cm">
          <text:p text:style-name="P1"><text:span text:style-name="T1">bitmap :=</text:span></text:p>
          <text:p text:style-name="P1"><text:span text:style-name="T2">Bitmap(dst.bitmap())</text:span></text:p>
          <text:p text:style-name="P1"><text:span text:style-name="T1"><text:line-break/></text:span><text:span text:style-name="T1">char_size :=</text:span></text:p>
          <text:p text:style-name="P1"><text:span text:style-name="T1">dst.char_size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5cm" svg:y1="2cm" svg:x2="5cm" svg:y2="3cm" draw:start-shape="id1" draw:start-glue-point="6" draw:end-shape="id2" draw:end-glue-point="4" svg:d="M5000 2000v1000" svg:viewBox="0 0 1 1001">
          <text:p/>
        </draw:connector>
        <draw:connector draw:style-name="gr2" draw:text-style-name="P3" draw:layer="layout" svg:x1="5cm" svg:y1="5cm" svg:x2="5cm" svg:y2="6cm" draw:start-shape="id2" draw:start-glue-point="6" draw:end-shape="id3" draw:end-glue-point="0" svg:d="M5000 5000v1000" svg:viewBox="0 0 1 1001">
          <text:p/>
        </draw:connector>
        <draw:custom-shape draw:name="Subprocess 1" draw:style-name="gr3" draw:text-style-name="P5" xml:id="id3" draw:id="id3" draw:layer="layout" svg:width="3cm" svg:height="2cm" svg:x="3.5cm" svg:y="6cm">
          <text:p text:style-name="P4"><text:span text:style-name="T1">bitmap *=</text:span><text:span text:style-name="T1"><text:line-break/></text:span><text:span text:style-name="T1">DoGBitmapFilter(</text:span></text:p>
          <text:p text:style-name="P4"><text:span text:style-name="T1">dog_eps, dog_p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2" draw:style-name="gr4" draw:text-style-name="P7" xml:id="id4" draw:id="id4" draw:layer="layout" svg:width="3cm" svg:height="2cm" svg:x="3.5cm" svg:y="9cm">
          <text:p text:style-name="P6"><text:span text:style-name="T3">bitmap *=</text:span><text:span text:style-name="T3"><text:line-break/></text:span><text:span text:style-name="T3">SobelBitmapFilter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svg:x1="5cm" svg:y1="8cm" svg:x2="5cm" svg:y2="9cm" draw:start-shape="id3" draw:start-glue-point="2" draw:end-shape="id4" draw:end-glue-point="0" svg:d="M5000 8000v1000" svg:viewBox="0 0 1 1001">
          <text:p/>
        </draw:connector>
        <draw:polygon draw:style-name="gr5" draw:text-style-name="P9" xml:id="id5" draw:id="id5" draw:layer="layout" svg:width="3cm" svg:height="1.999cm" svg:x="3.5cm" svg:y="12cm" svg:viewBox="0 0 3001 2000" draw:points="500,0 2500,0 3000,500 3001,2000 0,2000 0,500">
          <text:p text:style-name="P8"><text:span text:style-name="T4">Loop А1</text:span></text:p>
          <text:p text:style-name="P8"><text:span text:style-name="T1"><text:line-break/></text:span><text:span text:style-name="T1">it := dst.begin(),</text:span><text:span text:style-name="T1"><text:line-break/></text:span><text:span text:style-name="T1">it != dst.end(),</text:span><text:span text:style-name="T1"><text:line-break/></text:span><text:span text:style-name="T1">it++</text:span></text:p>
        </draw:polygon>
        <draw:connector draw:style-name="gr6" draw:text-style-name="P10" draw:layer="layout" svg:x1="5cm" svg:y1="11cm" svg:x2="5cm" svg:y2="12cm" draw:start-shape="id4" draw:start-glue-point="2" draw:end-shape="id5" draw:end-glue-point="0" svg:d="M5000 11000v1000" svg:viewBox="0 0 1 1001">
          <text:p/>
        </draw:connector>
        <draw:custom-shape draw:name="Process 3" draw:style-name="gr7" draw:text-style-name="P2" xml:id="id8" draw:id="id8" draw:layer="layout" svg:width="3cm" svg:height="2cm" svg:x="3.5cm" svg:y="15cm">
          <text:p text:style-name="P1"><text:span text:style-name="T1">edge_weights :=</text:span></text:p>
          <text:p text:style-name="P1"><text:span text:style-name="T1">float[palette_len]</text:span></text:p>
          <text:p text:style-name="P1"><text:span text:style-name="T1"><text:line-break/></text:span><text:span text:style-name="T1">region :=</text:span><text:span text:style-name="T1"><text:line-break/></text:span><text:span text:style-name="T1">Bitmap::Region(</text:span><text:span text:style-name="T1"><text:line-break/></text:span><text:span text:style-name="T1">bitmap, it.pos() *</text:span><text:span text:style-name="T1"><text:line-break/></text:span><text:span text:style-name="T5">char_size, char_siz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8" draw:text-style-name="P9" xml:id="id6" draw:id="id6" draw:layer="layout" svg:width="3cm" svg:height="1.999cm" svg:x="3.499cm" svg:y="18cm" svg:viewBox="0 0 3001 2000" draw:points="500,0 2500,0 3000,500 3001,2000 0,2000 0,500">
          <text:p text:style-name="P8"><text:span text:style-name="T4">Loop А2</text:span></text:p>
          <text:p text:style-name="P8"><text:span text:style-name="T1"><text:line-break/></text:span><text:span text:style-name="T1">px : region</text:span></text:p>
        </draw:polygon>
        <draw:connector draw:style-name="gr6" draw:text-style-name="P10" draw:layer="layout" draw:line-skew="0.485cm 0cm 0.016cm" svg:x1="4.999cm" svg:y1="20cm" svg:x2="10cm" svg:y2="1.5cm" draw:start-shape="id6" draw:start-glue-point="2" draw:end-shape="id7" draw:end-glue-point="0" svg:d="M4999 20000v1000h2502v-20000h2499v500" svg:viewBox="0 0 5002 20001">
          <text:p/>
        </draw:connector>
        <draw:connector draw:style-name="gr6" draw:text-style-name="P10" draw:layer="layout" svg:x1="5cm" svg:y1="17cm" svg:x2="4.999cm" svg:y2="18cm" draw:start-shape="id8" draw:start-glue-point="6" draw:end-shape="id6" draw:end-glue-point="0" svg:d="M5000 17000v501h-1v499" svg:viewBox="0 0 2 1001">
          <text:p/>
        </draw:connector>
        <draw:connector draw:style-name="gr6" draw:text-style-name="P10" draw:layer="layout" svg:x1="5cm" svg:y1="14cm" svg:x2="5cm" svg:y2="15cm" draw:start-shape="id5" draw:start-glue-point="2" draw:end-shape="id8" draw:end-glue-point="4" svg:d="M5000 14000v1000" svg:viewBox="0 0 1 1001">
          <text:p/>
        </draw:connector>
        <draw:custom-shape draw:name="Subprocess 4" draw:style-name="gr9" draw:text-style-name="P5" xml:id="id7" draw:id="id7" draw:layer="layout" svg:width="3cm" svg:height="2cm" svg:x="8.5cm" svg:y="1.5cm">
          <text:p text:style-name="P4"><text:span text:style-name="T6">i := </text:span><text:span text:style-name="T6"><text:line-break/></text:span><text:span text:style-name="T6">round(</text:span><text:span text:style-name="T6"><text:line-break/></text:span><text:span text:style-name="T7">-atan2(px.g, px.r)</text:span><text:span text:style-name="T1"><text:line-break/></text:span><text:span text:style-name="T1">/ PI</text:span><text:span text:style-name="T6"> *</text:span></text:p>
          <text:p text:style-name="P4"><text:span text:style-name="T1">palette_len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3" draw:style-name="gr10" draw:text-style-name="P12" xml:id="id9" draw:id="id9" draw:layer="layout" svg:width="3cm" svg:height="2cm" svg:x="8.5cm" svg:y="4.5cm">
          <text:p text:style-name="P11"><text:span text:style-name="T1">i == palette_l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0" draw:layer="layout" svg:x1="10cm" svg:y1="3.5cm" svg:x2="10cm" svg:y2="4.5cm" draw:start-shape="id7" draw:start-glue-point="2" draw:end-shape="id9" draw:end-glue-point="4" svg:d="M10000 3500v1000" svg:viewBox="0 0 1 1001">
          <text:p/>
        </draw:connector>
        <draw:custom-shape draw:name="Decision 4" draw:style-name="gr11" draw:text-style-name="P12" xml:id="id10" draw:id="id10" draw:layer="layout" svg:width="3cm" svg:height="2cm" svg:x="13.5cm" svg:y="4.5cm">
          <text:p text:style-name="P11"><text:span text:style-name="T1">i &l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3" draw:layer="layout" svg:x1="11.5cm" svg:y1="5.5cm" svg:x2="13.5cm" svg:y2="5.5cm" draw:start-shape="id9" draw:start-glue-point="7" draw:end-shape="id10" draw:end-glue-point="5" svg:d="M11500 5500h2000" svg:viewBox="0 0 2001 1">
          <text:p text:style-name="P8"><text:span text:style-name="T1"/></text:p>
          <text:p text:style-name="P8"><text:span text:style-name="T1">no</text:span></text:p>
        </draw:connector>
        <draw:connector draw:style-name="gr13" draw:text-style-name="P13" draw:layer="layout" svg:x1="10cm" svg:y1="6.5cm" svg:x2="10cm" svg:y2="7.5cm" draw:start-shape="id9" draw:start-glue-point="6" draw:end-shape="id11" draw:end-glue-point="4" svg:d="M10000 6500v1000" svg:viewBox="0 0 1 1001">
          <text:p text:style-name="P8"><text:span text:style-name="T1"><text:tab/></text:span><text:span text:style-name="T1">yes</text:span></text:p>
        </draw:connector>
        <draw:custom-shape draw:name="Process 6" draw:style-name="gr14" draw:text-style-name="P15" xml:id="id12" draw:id="id12" draw:layer="layout" svg:width="3cm" svg:height="2cm" svg:x="13.5cm" svg:y="7.5cm">
          <text:p text:style-name="P14"><text:span text:style-name="T3">i = palette_len + 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svg:x1="15cm" svg:y1="6.5cm" svg:x2="15cm" svg:y2="7.5cm" draw:start-shape="id10" draw:start-glue-point="6" draw:end-shape="id12" draw:end-glue-point="4" svg:d="M15000 6500v1000" svg:viewBox="0 0 1 1001">
          <text:p text:style-name="P8"><text:span text:style-name="T1"><text:tab/></text:span><text:span text:style-name="T1">yes</text:span></text:p>
        </draw:connector>
        <draw:custom-shape draw:name="Process 7" draw:style-name="gr15" draw:text-style-name="P2" xml:id="id13" draw:id="id13" draw:layer="layout" svg:width="3cm" svg:height="2cm" svg:x="8.5cm" svg:y="11cm">
          <text:p text:style-name="P1"><text:span text:style-name="T1">edge_weights[i] +=</text:span></text:p>
          <text:p text:style-name="P1"><text:span text:style-name="T1">px.magnitude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0" xml:id="id14" draw:id="id14" draw:layer="layout" svg:x1="10cm" svg:y1="9.5cm" svg:x2="10cm" svg:y2="11cm" draw:start-shape="id11" draw:end-shape="id13" draw:end-glue-point="4" svg:d="M10000 9500v1500" svg:viewBox="0 0 1 1501">
          <text:p/>
        </draw:connector>
        <draw:connector draw:style-name="gr16" draw:text-style-name="P10" xml:id="id15" draw:id="id15" draw:layer="layout" svg:x1="15cm" svg:y1="9.5cm" svg:x2="10cm" svg:y2="10.25cm" draw:start-shape="id12" draw:start-glue-point="6" draw:end-shape="id14" draw:end-glue-point="0" svg:d="M15000 9500v750h-5000" svg:viewBox="0 0 5001 751">
          <text:p/>
        </draw:connector>
        <draw:connector draw:style-name="gr17" draw:text-style-name="P17" draw:layer="layout" draw:line-skew="0.49cm" svg:x1="16.5cm" svg:y1="5.5cm" svg:x2="15cm" svg:y2="10.25cm" draw:start-shape="id10" draw:start-glue-point="7" draw:end-shape="id15" draw:end-glue-point="0" svg:d="M16500 5500h1000v4750h-2500" svg:viewBox="0 0 2501 4751">
          <text:p text:style-name="P16"><text:span text:style-name="T1">no</text:span></text:p>
        </draw:connector>
        <draw:custom-shape draw:name="Process 8" draw:style-name="gr18" draw:text-style-name="P2" xml:id="id11" draw:id="id11" draw:layer="layout" svg:width="3cm" svg:height="2cm" svg:x="8.5cm" svg:y="7.5cm"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19" draw:text-style-name="P18" xml:id="id16" draw:id="id16" draw:layer="layout" svg:width="3cm" svg:height="1.999cm" svg:x="8.499cm" svg:y="14cm" svg:viewBox="0 0 3001 2000" draw:points="0,0 3001,0 3000,1500 2500,2000 500,2000 0,1500">
          <text:p text:style-name="P8"><text:span text:style-name="T4">End of loop А2</text:span></text:p>
        </draw:polygon>
        <draw:connector draw:style-name="gr6" draw:text-style-name="P10" draw:layer="layout" svg:x1="10cm" svg:y1="13cm" svg:x2="9.999cm" svg:y2="14cm" draw:start-shape="id13" draw:start-glue-point="6" draw:end-shape="id16" draw:end-glue-point="0" svg:d="M10000 13000v501h-1v499" svg:viewBox="0 0 2 1001">
          <text:p/>
        </draw:connector>
        <draw:custom-shape draw:name="Subprocess 5" draw:style-name="gr20" draw:text-style-name="P5" xml:id="id17" draw:id="id17" draw:layer="layout" svg:width="3cm" svg:height="2cm" svg:x="8.5cm" svg:y="17cm">
          <text:p text:style-name="P4"><text:span text:style-name="T8">total_edge_weight</text:span><text:span text:style-name="T9"> </text:span><text:span text:style-name="T10">:=</text:span><text:span text:style-name="T1"><text:line-break/></text:span><text:span text:style-name="T1">std::accumulate(</text:span><text:span text:style-name="T1"><text:line-break/></text:span><text:span text:style-name="T1">edge_weights,</text:span><text:span text:style-name="T1"><text:line-break/></text:span><text:span text:style-name="T1">edge_weights +</text:span><text:span text:style-name="T1"><text:line-break/></text:span><text:span text:style-name="T11">palette_len,</text:span><text:span text:style-name="T12"> </text:span><text:span text:style-name="T11">0.0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5" draw:style-name="gr21" draw:text-style-name="P20" xml:id="id18" draw:id="id18" draw:layer="layout" svg:width="3cm" svg:height="2cm" svg:x="8.5cm" svg:y="20cm">
          <text:p text:style-name="P19"><text:span text:style-name="T13"/></text:p>
          <text:p text:style-name="P19"><text:span text:style-name="T14">total_edge_weight</text:span><text:span text:style-name="T14"><text:line-break/></text:span><text:span text:style-name="T14">&lt; </text:span><text:span text:style-name="T13">char_size.area() *</text:span><text:span text:style-name="T13"><text:line-break/></text:span><text:span text:style-name="T14">threshold 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0" draw:layer="layout" svg:x1="9.999cm" svg:y1="16cm" svg:x2="10cm" svg:y2="17cm" draw:start-shape="id16" draw:start-glue-point="2" draw:end-shape="id17" draw:end-glue-point="0" svg:d="M9999 16000v500h1v500" svg:viewBox="0 0 2 1001">
          <text:p/>
        </draw:connector>
        <draw:connector draw:style-name="gr6" draw:text-style-name="P10" draw:layer="layout" svg:x1="10cm" svg:y1="19cm" svg:x2="10cm" svg:y2="20cm" draw:start-shape="id17" draw:start-glue-point="2" draw:end-shape="id18" draw:end-glue-point="4" svg:d="M10000 19000v1000" svg:viewBox="0 0 1 1001">
          <text:p/>
        </draw:connector>
        <draw:polygon draw:style-name="gr22" draw:text-style-name="P18" xml:id="id19" draw:id="id19" draw:layer="layout" svg:width="3cm" svg:height="1.999cm" svg:x="14.499cm" svg:y="19cm" svg:viewBox="0 0 3001 2000" draw:points="0,0 3001,0 3000,1500 2500,2000 500,2000 0,1500">
          <text:p text:style-name="P8"><text:span text:style-name="T4">End fo loop А1</text:span></text:p>
        </draw:polygon>
        <draw:custom-shape draw:name="Subprocess 6" draw:style-name="gr23" draw:text-style-name="P5" xml:id="id21" draw:id="id21" draw:layer="layout" svg:width="3cm" svg:height="2cm" svg:x="14.5cm" svg:y="12cm">
          <text:p text:style-name="P4"><text:span text:style-name="T1">max_i :=</text:span><text:span text:style-name="T1"><text:line-break/></text:span><text:span text:style-name="T15">std::max_element(</text:span><text:span text:style-name="T1"><text:line-break/></text:span><text:span text:style-name="T1">edge_weights,</text:span><text:span text:style-name="T1"><text:line-break/></text:span><text:span text:style-name="T1">edge_weights +</text:span><text:span text:style-name="T1"><text:line-break/></text:span><text:span text:style-name="T1">palette_len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Process 9" draw:style-name="gr24" draw:text-style-name="P2" xml:id="id22" draw:id="id22" draw:layer="layout" svg:width="3cm" svg:height="2cm" svg:x="14.5cm" svg:y="15cm">
          <text:p text:style-name="P1"><text:span text:style-name="T1">*it =</text:span><text:span text:style-name="T1"><text:line-break/></text:span><text:span text:style-name="T13">AsciiEl(palette[max_i]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6" draw:style-name="gr25" draw:text-style-name="P22" xml:id="id20" draw:id="id20" draw:layer="layout" svg:width="3cm" svg:height="1cm" svg:x="14.5cm" svg:y="22cm">
          <text:p text:style-name="P21"><text:span text:style-name="T16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0" draw:layer="layout" svg:x1="15.999cm" svg:y1="21cm" svg:x2="16cm" svg:y2="22cm" draw:start-shape="id19" draw:start-glue-point="2" draw:end-shape="id20" draw:end-glue-point="4" svg:d="M15999 21000v500h1v500" svg:viewBox="0 0 2 1001">
          <text:p/>
        </draw:connector>
        <draw:connector draw:style-name="gr6" draw:text-style-name="P10" draw:layer="layout" svg:x1="16cm" svg:y1="14cm" svg:x2="16cm" svg:y2="15cm" draw:start-shape="id21" draw:start-glue-point="2" draw:end-shape="id22" draw:end-glue-point="4" svg:d="M16000 14000v1000" svg:viewBox="0 0 1 1001">
          <text:p/>
        </draw:connector>
        <draw:connector draw:style-name="gr26" draw:text-style-name="P24" draw:layer="layout" draw:line-skew="-0.736cm -0.484cm" svg:x1="11.5cm" svg:y1="21cm" svg:x2="16cm" svg:y2="12cm" draw:start-shape="id18" draw:start-glue-point="7" draw:end-shape="id21" draw:end-glue-point="0" svg:d="M11500 21000h1000v-10000h3500v1000" svg:viewBox="0 0 4501 10001">
          <text:p text:style-name="P23"><text:span text:style-name="T1">no</text:span></text:p>
        </draw:connector>
        <draw:custom-shape draw:name="Start-End 7" draw:style-name="gr27" draw:text-style-name="P26" xml:id="id1" draw:id="id1" draw:layer="layout" svg:width="3cm" svg:height="1cm" svg:x="3.5cm" svg:y="1cm">
          <text:p text:style-name="P25"><text:span text:style-name="T16">Beg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8" draw:text-style-name="P10" xml:id="id24" draw:id="id24" draw:layer="layout" svg:x1="16cm" svg:y1="17cm" svg:x2="15.999cm" svg:y2="19cm" draw:start-shape="id22" draw:start-glue-point="6" draw:end-shape="id19" draw:end-glue-point="0" svg:d="M16000 17000v1001h-1v999" svg:viewBox="0 0 2 2001">
          <text:p/>
        </draw:connector>
        <draw:connector draw:style-name="gr26" draw:text-style-name="P27" draw:layer="layout" draw:line-skew="0.486cm" svg:x1="13.5cm" svg:y1="18cm" svg:x2="10cm" svg:y2="22cm" draw:start-shape="id23" draw:start-glue-point="8" draw:end-shape="id18" draw:end-glue-point="6" svg:d="M13500 18000v5000h-3500v-1000" svg:viewBox="0 0 3501 5001">
          <text:p text:style-name="P23"><text:span text:style-name="T14">yes</text:span></text:p>
        </draw:connector>
        <draw:custom-shape draw:style-name="gr29" draw:text-style-name="P28" xml:id="id23" draw:id="id23" draw:layer="layout" svg:width="1cm" svg:height="1cm" svg:x="13cm" svg:y="17.5cm">
          <draw:glue-point draw:id="8" svg:x="0cm" svg:y="0cm"/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29" draw:layer="layout" svg:x1="13.5cm" svg:y1="18cm" svg:x2="15.999cm" svg:y2="18.001cm" draw:start-shape="id23" draw:start-glue-point="8" draw:end-shape="id24" draw:end-glue-point="0" svg:d="M13500 18000h1496v1h1003" svg:viewBox="0 0 2500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ourier" svg:font-family="Courier, 'Courier New'" style:font-family-generic="modern" style:font-pitch="fixed"/>
    <style:font-face style:name="Courier New" svg:font-family="'Courier New'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17cm" svg:stroke-color="#000000" draw:marker-start-width="0.226cm" draw:marker-start-center="false" draw:marker-end-width="0.226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_20_2" svg:stroke-width="0.017cm" svg:stroke-color="#000000" draw:marker-start-width="0.226cm" draw:marker-start-center="false" draw:marker-end-width="0.226cm" draw:marker-end-center="false" svg:stroke-opacity="100%" draw:stroke-linejoin="none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 style:writing-mode="lr-tb">
        <text:list-style style:name="objectwithoutfill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style:font-name="Times New Roman1" fo:font-family="'Times New Roman'" style:font-family-generic="roman" fo:font-size="14pt" fo:language="ru" fo:country="RU" style:letter-kerning="true" style:font-name-asian="Noto Sans CJK SC1" style:font-family-asian="'Noto Sans CJK SC'" style:font-pitch-asian="variable" style:font-size-asian="14pt" style:language-asian="zh" style:country-asian="CN" style:font-name-complex="Times New Roman1" style:font-family-complex="'Times New Roman'" style:font-family-generic-complex="roman" style:font-size-complex="14pt" style:language-complex="hi" style:country-complex="IN"/>
    </style:style>
    <style:style style:name="heading_20_1" style:display-name="heading 1" style:family="graphic">
      <style:paragraph-properties fo:margin-left="0cm" fo:margin-right="0cm" fo:margin-top="0cm" fo:margin-bottom="0cm" fo:text-align="start" fo:text-indent="2.207cm" style:text-autospace="none"/>
      <style:text-properties style:font-name="Times New Roman1" fo:font-family="'Times New Roman'" style:font-family-generic="roman" fo:font-size="16pt" fo:font-weight="bold" style:font-name-asian="Noto Sans CJK SC1" style:font-family-asian="'Noto Sans CJK SC'" style:font-pitch-asian="variable" style:font-size-asian="16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0cm" fo:margin-right="0cm" fo:margin-top="0cm" fo:margin-bottom="0cm" fo:text-align="start" fo:text-indent="2.207cm" style:text-autospace="none"/>
      <style:text-properties style:font-name="Times New Roman1" fo:font-family="'Times New Roman'" style:font-family-generic="roman" fo:font-size="14pt" fo:font-weight="bold" style:font-name-asian="Noto Sans CJK SC1" style:font-family-asian="'Noto Sans CJK SC'" style:font-pitch-asian="variable" style:font-size-asian="14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heading_20_3" style:display-name="heading 3" style:family="graphic">
      <style:paragraph-properties fo:margin-left="0cm" fo:margin-right="0cm" fo:margin-top="0cm" fo:margin-bottom="0cm" fo:text-align="start" fo:text-indent="2.207cm" style:text-autospace="none"/>
      <style:text-properties style:font-name="Times New Roman1" fo:font-family="'Times New Roman'" style:font-family-generic="roman" fo:font-size="14pt" fo:font-weight="bold" style:font-name-asian="Noto Sans CJK SC1" style:font-family-asian="'Noto Sans CJK SC'" style:font-pitch-asian="variable" style:font-size-asian="14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text-align="justify" fo:text-indent="0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Noto Sans CJK SC1" style:font-family-asian="'Noto Sans CJK SC'" style:font-pitch-asian="variable" style:font-size-asian="13pt" style:font-style-asian="italic" style:font-weight-asian="bold" style:font-name-complex="Liberation Sans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374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12pt" fo:font-weight="bold" style:font-name-asian="Noto Sans CJK SC1" style:font-family-asian="'Noto Sans CJK SC'" style:font-pitch-asian="variable" style:font-size-asian="12pt" style:font-weight-asian="bold" style:font-name-complex="Liberation Sans" style:font-family-complex="'Liberation Sans', Arial" style:font-family-generic-complex="swiss" style:font-pitch-complex="variable" style:font-size-complex="12pt" style:font-weight-complex="bold"/>
    </style:style>
    <style:style style:name="heading_20_6" style:display-name="heading 6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12pt" fo:font-style="italic" fo:font-weight="bold" style:font-name-asian="Noto Sans CJK SC1" style:font-family-asian="'Noto Sans CJK SC'" style:font-pitch-asian="variable" style:font-size-asian="12pt" style:font-style-asian="italic" style:font-weight-asian="bold" style:font-name-complex="Liberation Sans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heading_20_7" style:display-name="heading 7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10pt" fo:font-weight="bold" style:font-name-asian="Noto Sans CJK SC1" style:font-family-asian="'Noto Sans CJK SC'" style:font-pitch-asian="variable" style:font-size-asian="10pt" style:font-weight-asian="bold" style:font-name-complex="Liberation Sans" style:font-family-complex="'Liberation Sans', Arial" style:font-family-generic-complex="swiss" style:font-pitch-complex="variable" style:font-size-complex="10pt" style:font-weight-complex="bold"/>
    </style:style>
    <style:style style:name="heading_20_8" style:display-name="heading 8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10pt" fo:font-style="italic" fo:font-weight="bold" style:font-name-asian="Noto Sans CJK SC1" style:font-family-asian="'Noto Sans CJK SC'" style:font-pitch-asian="variable" style:font-size-asian="10pt" style:font-style-asian="italic" style:font-weight-asian="bold" style:font-name-complex="Liberation Sans" style:font-family-complex="'Liberation Sans', Arial" style:font-family-generic-complex="swiss" style:font-pitch-complex="variable" style:font-size-complex="10pt" style:font-style-complex="italic" style:font-weight-complex="bold"/>
    </style:style>
    <style:style style:name="heading_20_9" style:display-name="heading 9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9pt" fo:font-weight="bold" style:font-name-asian="Noto Sans CJK SC1" style:font-family-asian="'Noto Sans CJK SC'" style:font-pitch-asian="variable" style:font-size-asian="9pt" style:font-weight-asian="bold" style:font-name-complex="Liberation Sans" style:font-family-complex="'Liberation Sans', Arial" style:font-family-generic-complex="swiss" style:font-pitch-complex="variable" style:font-size-complex="9pt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Variable" style:family="graphic">
      <style:paragraph-properties style:text-autospace="none"/>
      <style:text-properties fo:color="#ffffff" loext:opacity="100%" fo:font-size="14pt" fo:font-style="italic" style:font-style-complex="italic"/>
    </style:style>
    <style:style style:name="Index_20_Link" style:display-name="Index Link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  <style:text-properties style:text-underline-style="none" fo:font-weight="normal" style:font-weight-complex="normal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asian="Calibri" style:font-family-asian="Calibri" style:font-pitch-asian="variable" style:font-name-complex="Calibri" style:font-family-complex="Calibri" style:font-pitch-complex="variable"/>
    </style:style>
    <style:style style:name="Default" style:family="graphic">
      <style:graphic-properties style:writing-mode="lr-tb"/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ans CJK SC1" style:font-family-asian="'Noto Sans CJK SC'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Table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1" fo:font-family="'Times New Roman'" style:font-family-generic="roman" fo:font-size="14pt" fo:font-style="normal" style:font-name-asian="Times New Roman1" style:font-family-asian="'Times New Roman'" style:font-family-generic-asian="roman" style:font-size-asian="14pt" style:font-style-asian="normal" style:font-name-complex="Times New Roman1" style:font-family-complex="'Times New Roman'" style:font-family-generic-complex="roman" style:font-size-complex="14pt" style:font-style-complex="normal"/>
    </style:style>
    <style:style style:name="caption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1" fo:font-family="'Times New Roman'" style:font-family-generic="roman" fo:font-size="14pt" fo:font-style="normal" style:font-name-asian="Times New Roman1" style:font-family-asian="'Times New Roman'" style:font-family-generic-asian="roman" style:font-size-asian="14pt" style:font-style-asian="normal" style:font-name-complex="Times New Roman1" style:font-family-complex="'Times New Roman'" style:font-family-generic-complex="roman" style:font-size-complex="14pt" style:font-style-complex="normal"/>
    </style:style>
    <style:style style:name="Рисунок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1" fo:font-family="'Times New Roman'" style:font-family-generic="roman" fo:font-size="12pt" fo:font-style="normal" style:font-name-asian="Times New Roman1" style:font-family-asian="'Times New Roman'" style:font-family-generic-asian="roman" style:font-size-asian="12pt" style:font-style-asian="normal" style:font-name-complex="Times New Roman1" style:font-family-complex="'Times New Roman'" style:font-family-generic-complex="roman" style:font-size-complex="12pt" style:font-style-complex="normal"/>
    </style:style>
    <style:style style:name="toc_20_3" style:display-name="toc 3" style:family="graphic">
      <style:paragraph-properties fo:margin-left="3.528cm" fo:margin-right="0cm" fo:text-align="justify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2" style:display-name="toc 2" style:family="graphic">
      <style:paragraph-properties fo:margin-left="1.764cm" fo:margin-right="0cm" fo:text-align="justify" fo:text-indent="0cm" style:text-autospace="none" loext:tab-stop-distance="0cm">
        <style:tab-stops>
          <style:tab-stop style:position="29.99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Special_20_Heading" style:display-name="Special Heading" style:family="graphic">
      <style:paragraph-properties fo:margin-left="0cm" fo:margin-right="0cm" fo:margin-top="0cm" fo:margin-bottom="0cm" fo:text-align="center" fo:text-indent="0cm" style:text-autospace="none"/>
      <style:text-properties style:font-name="Times New Roman1" fo:font-family="'Times New Roman'" style:font-family-generic="roman" fo:font-size="16pt" fo:font-weight="bold" style:font-name-asian="Noto Sans CJK SC1" style:font-family-asian="'Noto Sans CJK SC'" style:font-pitch-asian="variable" style:font-size-asian="16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Signature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envelope_20_return" style:display-name="envelope return" style:family="graphic">
      <style:paragraph-properties fo:margin-left="0cm" fo:margin-right="0cm" fo:margin-top="0cm" fo:margin-bottom="0.187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/>
      <style:text-properties style:font-name="Courier" fo:font-family="Courier, 'Courier New'" style:font-family-generic="modern" style:font-pitch="fixed" fo:font-size="8pt" style:font-name-asian="Noto Sans Mono CJK SC" style:font-family-asian="'Noto Sans Mono CJK SC'" style:font-family-generic-asian="modern" style:font-pitch-asian="fixed" style:font-name-complex="Courier" style:font-family-complex="Courier, 'Courier New'" style:font-family-generic-complex="modern" style:font-pitch-complex="fixed" style:font-size-complex="10pt"/>
    </style:style>
    <style:style style:name="List_20_Heading" style:display-name="List Heading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User_20_Index_20_7" style:display-name="User Index 7" style:family="graphic">
      <style:paragraph-properties fo:margin-left="5.292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4" style:display-name="User Index 4" style:family="graphic">
      <style:paragraph-properties fo:margin-left="2.64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9" style:display-name="User Index 9" style:family="graphic">
      <style:paragraph-properties fo:margin-left="7.057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8" style:display-name="User Index 8" style:family="graphic">
      <style:paragraph-properties fo:margin-left="6.17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6" style:display-name="User Index 6" style:family="graphic">
      <style:paragraph-properties fo:margin-left="4.40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5" style:display-name="User Index 5" style:family="graphic">
      <style:paragraph-properties fo:margin-left="3.52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3" style:display-name="User Index 3" style:family="graphic">
      <style:paragraph-properties fo:margin-left="1.76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2" style:display-name="User Index 2" style:family="graphic">
      <style:paragraph-properties fo:margin-left="0.8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1" style:display-name="User Index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able_20_Index_20_1" style:display-name="Table Index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Object_20_Index_20_1" style:display-name="Object Index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_20_Separator" style:display-name="Index Separator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_20_3" style:display-name="index 3" style:family="graphic">
      <style:paragraph-properties fo:margin-left="1.764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_20_2" style:display-name="index 2" style:family="graphic">
      <style:paragraph-properties fo:margin-left="0.88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_20_1" style:display-name="index 1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able_20_of_20_figures" style:display-name="table of figures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Contents_20_10" style:display-name="Contents 10" style:family="graphic">
      <style:paragraph-properties fo:margin-left="7.93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9" style:display-name="toc 9" style:family="graphic">
      <style:paragraph-properties fo:margin-left="7.057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8" style:display-name="toc 8" style:family="graphic">
      <style:paragraph-properties fo:margin-left="6.17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7" style:display-name="toc 7" style:family="graphic">
      <style:paragraph-properties fo:margin-left="5.292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6" style:display-name="toc 6" style:family="graphic">
      <style:paragraph-properties fo:margin-left="4.40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5" style:display-name="toc 5" style:family="graphic">
      <style:paragraph-properties fo:margin-left="3.52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4" style:display-name="toc 4" style:family="graphic">
      <style:paragraph-properties fo:margin-left="2.64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Bibliography_20_1" style:display-name="Bibliography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10" style:display-name="User Index 10" style:family="graphic">
      <style:paragraph-properties fo:margin-left="7.93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List_20_Contents" style:display-name="List Contents" style:family="graphic">
      <style:paragraph-properties fo:margin-left="1.764cm" fo:margin-right="0cm" fo:text-align="justify" fo:text-indent="0cm" style:text-autospace="none"/>
      <style:text-properties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Clos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Frame_20_Contents" style:display-name="Frame Contents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footnote_20_text" style:display-name="footnote text" style:family="graphic">
      <style:paragraph-properties fo:margin-left="1.058cm" fo:margin-right="0cm" fo:text-align="justify" fo:text-indent="-1.058cm" style:text-autospace="non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endnote_20_text" style:display-name="endnote text" style:family="graphic">
      <style:paragraph-properties fo:margin-left="1.058cm" fo:margin-right="0cm" fo:text-align="justify" fo:text-indent="-1.058cm" style:text-autospace="non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Salutation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Comment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0pt" style:font-name-complex="Times New Roman1" style:font-family-complex="'Times New Roman'" style:font-family-generic-complex="roman" style:font-size-complex="10pt"/>
    </style:style>
    <style:style style:name="envelope_20_address" style:display-name="envelope address" style:family="graphic">
      <style:paragraph-properties fo:margin-left="0cm" fo:margin-right="0cm" fo:margin-top="0cm" fo:margin-bottom="0.187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Heading_20_10" style:display-name="Heading 10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9pt" fo:font-weight="bold" style:font-name-asian="Noto Sans CJK SC1" style:font-family-asian="'Noto Sans CJK SC'" style:font-pitch-asian="variable" style:font-size-asian="9pt" style:font-weight-asian="bold" style:font-name-complex="Liberation Sans" style:font-family-complex="'Liberation Sans', Arial" style:font-family-generic-complex="swiss" style:font-pitch-complex="variable" style:font-size-complex="9pt" style:font-weight-complex="bold"/>
    </style:style>
    <style:style style:name="toc_20_1" style:display-name="toc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Heading" style:display-name="TOC Heading" style:family="graphic">
      <style:paragraph-properties fo:margin-left="0cm" fo:margin-right="0cm" fo:margin-top="0cm" fo:margin-bottom="0cm" fo:line-height="200%" fo:text-align="center" fo:text-indent="2.207cm" style:text-autospace="none"/>
      <style:text-properties style:font-name="Times New Roman1" fo:font-family="'Times New Roman'" style:font-family-generic="roman" fo:font-size="16pt" fo:font-weight="bold" style:font-name-asian="Noto Sans CJK SC1" style:font-family-asian="'Noto Sans CJK SC'" style:font-pitch-asian="variable" style:font-size-asian="16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Block_20_Quotation" style:display-name="Block Quotation" style:family="graphic">
      <style:paragraph-properties fo:margin-left="1.764cm" fo:margin-right="1.764cm" fo:margin-top="0cm" fo:margin-bottom="0.88cm" fo:text-align="justify" fo:text-indent="0cm" style:text-autospace="none"/>
      <style:text-properties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Table_20_Heading" style:display-name="Table Heading" style:family="graphic">
      <style:paragraph-properties fo:margin-left="0cm" fo:margin-right="0cm" fo:text-align="center" fo:text-indent="0cm" style:text-autospace="none"/>
      <style:text-properties style:font-name="Times New Roman1" fo:font-family="'Times New Roman'" style:font-family-generic="roman" fo:font-size="14pt" fo:font-weight="bold" style:font-name-asian="Times New Roman1" style:font-family-asian="'Times New Roman'" style:font-family-generic-asian="roman" style:font-size-asian="14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Table_20_Contents" style:display-name="Table Contents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footer" style:family="graphic">
      <style:paragraph-properties fo:margin-left="0cm" fo:margin-right="0cm" fo:text-align="justify" fo:text-indent="0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Header_20_and_20_Footer" style:display-name="Header and Footer" style:family="graphic">
      <style:paragraph-properties fo:margin-left="0cm" fo:margin-right="0cm" fo:text-align="justify" fo:text-indent="0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List" style:family="graphic">
      <style:paragraph-properties fo:margin-left="0cm" fo:margin-right="0cm" fo:margin-top="0cm" fo:margin-bottom="0.436cm" fo:line-height="115%" fo:text-align="justify" fo:text-indent="0cm" style:text-autospace="none"/>
      <style:text-properties fo:color="#ff0000" loext:opacity="100%"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justify" fo:text-indent="0cm" style:text-autospace="none"/>
      <style:text-properties fo:color="#ff0000" loext:opacity="100%" style:font-name="Times New Roman1" fo:font-family="'Times New Roman'" style:font-family-generic="roman" fo:font-size="14pt" style:font-name-complex="Times New Roman1" style:font-family-complex="'Times New Roman'" style:font-family-generic-complex="roman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1:31:12.443053974</meta:creation-date>
    <dc:date>2025-02-01T19:02:48.812244034</dc:date>
    <meta:editing-duration>PT4H20M54S</meta:editing-duration>
    <meta:editing-cycles>89</meta:editing-cycles>
    <meta:generator>LibreOffice/24.8.4.2$Linux_X86_64 LibreOffice_project/480$Build-2</meta:generator>
    <meta:print-date>2024-12-01T21:18:22.442541640</meta:print-date>
    <meta:printed-by>PDF files</meta:printed-by>
    <meta:document-statistic meta:object-count="44"/>
  </office:meta>
</office:document-meta>
</file>